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ab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221992b"/>
    </style:style>
    <style:style style:name="T22" style:family="text">
      <style:text-properties style:font-name="標楷體1" officeooo:rsid="42234cde"/>
    </style:style>
    <style:style style:name="T23" style:family="text">
      <style:text-properties style:font-name="標楷體1" officeooo:rsid="4225126e"/>
    </style:style>
    <style:style style:name="T24" style:family="text">
      <style:text-properties style:font-name="標楷體1" officeooo:rsid="42493ee6" style:font-name-asian="Liberation Serif1" style:font-name-complex="Liberation Serif1"/>
    </style:style>
    <style:style style:name="T25" style:family="text">
      <style:text-properties style:font-name="標楷體1" officeooo:rsid="42be5e76" style:font-name-asian="Liberation Serif1" style:font-name-complex="Liberation Serif1"/>
    </style:style>
    <style:style style:name="T26" style:family="text">
      <style:text-properties style:font-name="標楷體1" officeooo:rsid="421cd8e9"/>
    </style:style>
    <style:style style:name="T27" style:family="text">
      <style:text-properties style:font-name="標楷體1" officeooo:rsid="3a1d8525"/>
    </style:style>
    <style:style style:name="T28" style:family="text">
      <style:text-properties style:font-name="標楷體1" officeooo:rsid="3aaf327c"/>
    </style:style>
    <style:style style:name="T29" style:family="text">
      <style:text-properties style:font-name="標楷體1" officeooo:rsid="42bac8e3"/>
    </style:style>
    <style:style style:name="T30" style:family="text">
      <style:text-properties style:font-name="標楷體1" officeooo:rsid="42bc95a8"/>
    </style:style>
    <style:style style:name="T31" style:family="text">
      <style:text-properties style:font-name="標楷體1" officeooo:rsid="45447e11"/>
    </style:style>
    <style:style style:name="T32" style:family="text">
      <style:text-properties style:font-name="標楷體1" officeooo:rsid="454329cf"/>
    </style:style>
    <style:style style:name="T33" style:family="text">
      <style:text-properties style:font-name="標楷體1" officeooo:rsid="376c64b1"/>
    </style:style>
    <style:style style:name="T34" style:family="text">
      <style:text-properties style:font-name="標楷體1" officeooo:rsid="42b41c3d"/>
    </style:style>
    <style:style style:name="T35" style:family="text">
      <style:text-properties style:font-name="標楷體1" officeooo:rsid="42be5e76"/>
    </style:style>
    <style:style style:name="T36" style:family="text">
      <style:text-properties style:font-name="標楷體1" officeooo:rsid="42c8d3b8"/>
    </style:style>
    <style:style style:name="T37" style:family="text">
      <style:text-properties style:font-name="標楷體1" officeooo:rsid="42d30ac0"/>
    </style:style>
    <style:style style:name="T38" style:family="text">
      <style:text-properties style:font-name="標楷體1" officeooo:rsid="42d6cfcc"/>
    </style:style>
    <style:style style:name="T39" style:family="text">
      <style:text-properties style:font-name="標楷體1" officeooo:rsid="43637fbe"/>
    </style:style>
    <style:style style:name="T40" style:family="text">
      <style:text-properties style:font-name="標楷體1" officeooo:rsid="4385a6a2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376c64b1"/>
    </style:style>
    <style:style style:name="T43" style:family="text">
      <style:text-properties style:text-underline-style="solid" style:text-underline-width="auto" style:text-underline-color="font-color" officeooo:rsid="3a1d8525"/>
    </style:style>
    <style:style style:name="T44" style:family="text">
      <style:text-properties officeooo:rsid="4221992b"/>
    </style:style>
    <style:style style:name="T45" style:family="text">
      <style:text-properties officeooo:rsid="42234cde"/>
    </style:style>
    <style:style style:name="T46" style:family="text">
      <style:text-properties officeooo:rsid="4225126e"/>
    </style:style>
    <style:style style:name="T47" style:family="text">
      <style:text-properties style:font-name-asian="標楷體1"/>
    </style:style>
    <style:style style:name="T48" style:family="text">
      <style:text-properties officeooo:rsid="42234cde" style:font-name-asian="標楷體1"/>
    </style:style>
    <style:style style:name="T49" style:family="text">
      <style:text-properties style:text-position="sub 58%" style:font-name="標楷體1" officeooo:rsid="42493ee6" style:font-name-asian="標楷體1"/>
    </style:style>
    <style:style style:name="T50" style:family="text">
      <style:text-properties officeooo:rsid="3449857d"/>
    </style:style>
    <style:style style:name="T51" style:family="text">
      <style:text-properties officeooo:rsid="3fa4dedd"/>
    </style:style>
    <style:style style:name="T52" style:family="text">
      <style:text-properties style:text-position="super 58%" style:font-name="標楷體1" officeooo:rsid="426bace9" style:font-name-asian="標楷體1"/>
    </style:style>
    <style:style style:name="T53" style:family="text">
      <style:text-properties style:text-position="super 58%" style:font-name="標楷體1" officeooo:rsid="426f2d04" style:font-name-asian="標楷體1"/>
    </style:style>
    <style:style style:name="T54" style:family="text">
      <style:text-properties style:text-position="super 58%" style:font-name="標楷體1" officeooo:rsid="4270ff38" style:font-name-asian="標楷體1"/>
    </style:style>
    <style:style style:name="T55" style:family="text">
      <style:text-properties style:text-position="super 58%" style:font-name="標楷體1" officeooo:rsid="4361d16b" style:font-name-asian="標楷體1"/>
    </style:style>
    <style:style style:name="T56" style:family="text">
      <style:text-properties style:text-position="super 58%" style:font-name="標楷體1" officeooo:rsid="42d6cfcc"/>
    </style:style>
    <style:style style:name="T57" style:family="text">
      <style:text-properties officeooo:rsid="427ba8d0"/>
    </style:style>
    <style:style style:name="T58" style:family="text">
      <style:text-properties fo:color="#333333"/>
    </style:style>
    <style:style style:name="T59" style:family="text">
      <style:text-properties fo:color="#333333" style:font-name="標楷體1"/>
    </style:style>
    <style:style style:name="T60" style:family="text">
      <style:text-properties fo:color="#333333" style:font-name="標楷體1" officeooo:rsid="42bc95a8"/>
    </style:style>
    <style:style style:name="T61" style:family="text">
      <style:text-properties fo:color="#333333" style:font-name="標楷體1" officeooo:rsid="42b41c3d"/>
    </style:style>
    <style:style style:name="T62" style:family="text">
      <style:text-properties fo:color="#333333" style:font-name="標楷體1" style:font-name-asian="標楷體1"/>
    </style:style>
    <style:style style:name="T63" style:family="text">
      <style:text-properties fo:color="#333333" style:font-name="標楷體1" officeooo:rsid="42d30ac0" style:font-name-asian="標楷體1"/>
    </style:style>
    <style:style style:name="T64" style:family="text">
      <style:text-properties fo:color="#333333" style:font-name="標楷體1" officeooo:rsid="3a1d8525"/>
    </style:style>
    <style:style style:name="T65" style:family="text">
      <style:text-properties fo:color="#333333" style:font-name="標楷體1" officeooo:rsid="3aaf327c"/>
    </style:style>
    <style:style style:name="T66" style:family="text">
      <style:text-properties fo:color="#333333" officeooo:rsid="42c8d3b8"/>
    </style:style>
    <style:style style:name="T6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" style:family="text">
      <style:text-properties officeooo:rsid="42c8d3b8"/>
    </style:style>
    <style:style style:name="T69" style:family="text">
      <style:text-properties officeooo:rsid="42c8d3b8" style:font-name-asian="Arial1"/>
    </style:style>
    <style:style style:name="T70" style:family="text">
      <style:text-properties officeooo:rsid="4464623a" style:font-name-asian="Arial1"/>
    </style:style>
    <style:style style:name="T71" style:family="text">
      <style:text-properties officeooo:rsid="43eabf1b" style:font-name-asian="Arial1"/>
    </style:style>
    <style:style style:name="T72" style:family="text">
      <style:text-properties officeooo:rsid="445002a3" style:font-name-asian="Arial1"/>
    </style:style>
    <style:style style:name="T73" style:family="text">
      <style:text-properties officeooo:rsid="42d30ac0"/>
    </style:style>
    <style:style style:name="T74" style:family="text">
      <style:text-properties officeooo:rsid="42d6cfcc"/>
    </style:style>
    <style:style style:name="T75" style:family="text">
      <style:text-properties officeooo:rsid="376c64b1"/>
    </style:style>
    <style:style style:name="T76" style:family="text">
      <style:text-properties officeooo:rsid="4464623a"/>
    </style:style>
    <style:style style:name="T77" style:family="text">
      <style:text-properties officeooo:rsid="2f7a955a"/>
    </style:style>
    <style:style style:name="T78" style:family="text">
      <style:text-properties officeooo:rsid="434c128f"/>
    </style:style>
    <style:style style:name="T79" style:family="text">
      <style:text-properties officeooo:rsid="4361d16b"/>
    </style:style>
    <style:style style:name="T80" style:family="text">
      <style:text-properties officeooo:rsid="43637fbe"/>
    </style:style>
    <style:style style:name="T81" style:family="text">
      <style:text-properties officeooo:rsid="4700735c"/>
    </style:style>
    <style:style style:name="T82" style:family="text">
      <style:text-properties officeooo:rsid="4385a6a2"/>
    </style:style>
    <style:style style:name="T83" style:family="text">
      <style:text-properties officeooo:rsid="4392cd62"/>
    </style:style>
    <style:style style:name="T84" style:family="text">
      <style:text-properties officeooo:rsid="43b78088"/>
    </style:style>
    <style:style style:name="T85" style:family="text">
      <style:text-properties officeooo:rsid="43c9b62e"/>
    </style:style>
    <style:style style:name="T86" style:family="text">
      <style:text-properties fo:color="#1c1c1c"/>
    </style:style>
    <style:style style:name="T87" style:family="text">
      <style:text-properties fo:color="#1c1c1c" officeooo:rsid="42c8d3b8" style:font-name-asian="Arial1"/>
    </style:style>
    <style:style style:name="T88" style:family="text">
      <style:text-properties fo:color="#1c1c1c" officeooo:rsid="4489482f"/>
    </style:style>
    <style:style style:name="T89" style:family="text">
      <style:text-properties fo:color="#1c1c1c" style:font-name="標楷體1" officeooo:rsid="4489482f" style:font-name-asian="標楷體1"/>
    </style:style>
    <style:style style:name="T90" style:family="text">
      <style:text-properties officeooo:rsid="43eabf1b"/>
    </style:style>
    <style:style style:name="T91" style:family="text">
      <style:text-properties officeooo:rsid="445002a3"/>
    </style:style>
    <style:style style:name="T92" style:family="text">
      <style:text-properties officeooo:rsid="446015ad"/>
    </style:style>
    <style:style style:name="T93" style:family="text">
      <style:text-properties officeooo:rsid="4489482f"/>
    </style:style>
    <style:style style:name="T94" style:family="text">
      <style:text-properties officeooo:rsid="449e7479"/>
    </style:style>
    <style:style style:name="T95" style:family="text">
      <style:text-properties officeooo:rsid="44ab302c"/>
    </style:style>
    <style:style style:name="T96" style:family="text">
      <style:text-properties officeooo:rsid="44b62b8d"/>
    </style:style>
    <style:style style:name="T97" style:family="text">
      <style:text-properties style:font-name="標楷體1"/>
    </style:style>
    <style:style style:name="T98" style:family="text">
      <style:text-properties style:font-name="標楷體1" style:font-name-asian="標楷體1"/>
    </style:style>
    <style:style style:name="T99" style:family="text">
      <style:text-properties style:font-name="標楷體1" officeooo:rsid="44b62b8d" style:font-name-asian="標楷體1"/>
    </style:style>
    <style:style style:name="T100" style:family="text">
      <style:text-properties style:font-name="標楷體1" officeooo:rsid="44c8370f" style:font-name-asian="標楷體1"/>
    </style:style>
    <style:style style:name="T101" style:family="text">
      <style:text-properties style:font-name="標楷體1" officeooo:rsid="44d14ceb" style:font-name-asian="標楷體1"/>
    </style:style>
    <style:style style:name="T102" style:family="text">
      <style:text-properties style:font-name="標楷體1" officeooo:rsid="44d9f33a" style:font-name-asian="標楷體1"/>
    </style:style>
    <style:style style:name="T103" style:family="text">
      <style:text-properties style:font-name="標楷體1" officeooo:rsid="44dd9a87" style:font-name-asian="標楷體1"/>
    </style:style>
    <style:style style:name="T104" style:family="text">
      <style:text-properties style:font-name="標楷體1" officeooo:rsid="44e8cbf3" style:font-name-asian="標楷體1"/>
    </style:style>
    <style:style style:name="T105" style:family="text">
      <style:text-properties style:font-name="標楷體1" officeooo:rsid="44bf1f47"/>
    </style:style>
    <style:style style:name="T106" style:family="text">
      <style:text-properties style:font-name="標楷體1" officeooo:rsid="44d14ceb" style:font-name-asian="Arial1"/>
    </style:style>
    <style:style style:name="T107" style:family="text">
      <style:text-properties style:font-name="Liberation Serif1" officeooo:rsid="44e71008" style:font-name-asian="Liberation Serif1" style:font-name-complex="Liberation Serif1"/>
    </style:style>
    <style:style style:name="T108" style:family="text">
      <style:text-properties style:font-name="Liberation Serif1" officeooo:rsid="44e9ec67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69044614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41">新生之書</text:span>的 <text:span text:style-name="T41">肉質層、意識層</text:span> 文件群的 <text:span text:style-name="T41">光、力</text:span>）。</text:p>
            </text:list-item>
            <text:list-item>
              <text:p text:style-name="P28">已知，<text:span text:style-name="T2">F = m * a</text:span>。</text:p>
              <text:list>
                <text:list-item>
                  <text:p text:style-name="P28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29">已知<text:span text:style-name="T1">，P = F</text:span><text:span text:style-name="T26"> * t</text:span>。</text:p>
                      <text:list>
                        <text:list-item>
                          <text:p text:style-name="P29"><text:span text:style-name="T1">P = 某一特定時段的 力的 總和</text:span>。</text:p>
                        </text:list-item>
                        <text:list-item>
                          <text:p text:style-name="P30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21">v = S / t</text:span><text:span text:style-name="T44">。</text:span></text:p>
                    </text:list-item>
                    <text:list-item>
                      <text:p text:style-name="P31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52">2</text:span>。</text:p>
                            </text:list-item>
                            <text:list-item>
                              <text:p text:style-name="P32"><text:span text:style-name="T4">W</text:span><text:span text:style-name="T1"> *</text:span><text:span text:style-name="T4"> </text:span><text:span text:style-name="T3">t</text:span><text:span text:style-name="T52">2</text:span><text:span text:style-name="T4"> </text:span><text:span text:style-name="T1">= </text:span><text:span text:style-name="T2">m</text:span><text:span text:style-name="T1"> * S</text:span><text:span text:style-name="T52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53">n</text:span><text:span text:style-name="T4">）</text:span><text:span text:style-name="T1">*</text:span><text:span text:style-name="T4"> </text:span><text:span text:style-name="T3">t</text:span><text:span text:style-name="T53">n</text:span><text:span text:style-name="T54">+1</text:span><text:span text:style-name="T4"> </text:span><text:span text:style-name="T1">=</text:span><text:span text:style-name="T3"> </text:span><text:span text:style-name="T2">m</text:span><text:span text:style-name="T1"> * S</text:span><text:span text:style-name="T53">n</text:span><text:span text:style-name="T54">+1</text:span>。</text:p>
                          <text:list>
                            <text:list-item>
                              <text:p text:style-name="P33"><text:span text:style-name="T4">（</text:span><text:span text:style-name="T1">P * </text:span><text:span text:style-name="T3">v</text:span><text:span text:style-name="T53">n</text:span><text:span text:style-name="T4">）</text:span><text:span text:style-name="T1">*</text:span><text:span text:style-name="T4"> </text:span><text:span text:style-name="T3">t</text:span><text:span text:style-name="T53">n</text:span><text:span text:style-name="T54">+1</text:span><text:span text:style-name="T4"> </text:span><text:span text:style-name="T1">=</text:span><text:span text:style-name="T3"> </text:span><text:span text:style-name="T2">m</text:span><text:span text:style-name="T1"> * S</text:span><text:span text:style-name="T53">n</text:span><text:span text:style-name="T54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4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人類 會產生 次聲波、聲音。</text:p>
              <text:list>
                <text:list-item>
                  <text:p text:style-name="P35">人類 會產生 次聲波、聲音 <text:span text:style-name="T45">↔ 人類 會</text:span>產生<text:span text:style-name="T45"> 紅外線、電磁波。</text:span></text:p>
                  <text:list>
                    <text:list-item>
                      <text:p text:style-name="P35">人類 會產生 力 <text:span text:style-name="T45">↔ 人類 會</text:span>產生<text:span text:style-name="T45"> 光</text:span>。</text:p>
                    </text:list-item>
                  </text:list>
                </text:list-item>
                <text:list-item>
                  <text:p text:style-name="P36">個體 有機率（同時）產生 聲音、重力波、電磁波。</text:p>
                </text:list-item>
                <text:list-item>
                  <text:p text:style-name="P36">個體 有機率（同時）產生 第<text:span text:style-name="T23">a</text:span><text:span text:style-name="T46">層級宗態譜</text:span>。</text:p>
                </text:list-item>
                <text:list-item>
                  <text:p text:style-name="P36">個體 有機率（同時）產生 <text:span text:style-name="T1">&lt;?</text:span><text:span text:style-name="T22">a&gt;個體。</text:span></text:p>
                  <text:list>
                    <text:list-item>
                      <text:p text:style-name="P151"><text:span text:style-name="T5">&lt;?</text:span><text:span text:style-name="T6">b</text:span><text:span text:style-name="T5">&gt;個體（本身）（存在、變化）有機率</text:span><text:span text:style-name="T47">（同時）</text:span><text:span text:style-name="T5">產生 &lt;?a&gt;個體</text:span><text:span text:style-name="T48">。</text:span></text:p>
                      <text:list>
                        <text:list-item>
                          <text:p text:style-name="P152"><text:span text:style-name="T7">n</text:span><text:span text:style-name="T49">a</text:span><text:span text:style-name="T7"> </text:span><text:span text:style-name="T24">≥</text:span><text:span text:style-name="T7"> a、</text:span><text:span text:style-name="T8">b</text:span><text:span text:style-name="T7"> </text:span><text:span text:style-name="T24">≥</text:span><text:span text:style-name="T7"> u</text:span><text:span text:style-name="T49">a</text:span><text:span text:style-name="T48">。</text:span></text:p>
                        </text:list-item>
                      </text:list>
                    </text:list-item>
                    <text:list-item>
                      <text:p text:style-name="P35">明顯例子，人類（本身）（存在、變化）會（同時）產生 光、力。</text:p>
                      <text:list>
                        <text:list-item>
                          <text:p text:style-name="P35">明顯例子，人類 存在。</text:p>
                          <text:list>
                            <text:list-item>
                              <text:p text:style-name="P37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5">明顯例子，人類 講話。</text:p>
                          <text:list>
                            <text:list-item>
                              <text:p text:style-name="P38"><text:span text:style-name="T45">人類 會</text:span>（同時）<text:span text:style-name="T45">說出 聲音、重力波、電磁波。</text:span></text:p>
                              <text:list>
                                <text:list-item>
                                  <text:p text:style-name="P38">說出 聲音 的 明顯例子，聲帶的 力變化 作用在 空氣，產生 聲音。</text:p>
                                </text:list-item>
                                <text:list-item>
                                  <text:p text:style-name="P39">說出 重力波 的 明顯例子，聲帶的 力變化 作用在 空間，產生 重力波。</text:p>
                                </text:list-item>
                                <text:list-item>
                                  <text:p text:style-name="P38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明顯例子，假定，人類 在 大氣存活、大海游泳、地面走動、打開門窗、甩動繩子。</text:p>
                  <text:list>
                    <text:list-item>
                      <text:p text:style-name="P41">人類 會（全方位、同心圓型）產生 聲音、電磁波、<text:span text:style-name="T1">&lt;?</text:span><text:span text:style-name="T22">a&gt;個體</text:span>。</text:p>
                      <text:list>
                        <text:list-item>
                          <text:p text:style-name="P41">同心圓 不是 同心的 正圓。</text:p>
                        </text:list-item>
                        <text:list-item>
                          <text:p text:style-name="P41">同心圓 是 同心的 圓。</text:p>
                          <text:list>
                            <text:list-item>
                              <text:p text:style-name="P41">圓心、出發點 相同。</text:p>
                            </text:list-item>
                            <text:list-item>
                              <text:p text:style-name="P41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bookmark-start text:name="重力"/>重力<text:bookmark-end text:name="重力"/></text:p>
          <text:list>
            <text:list-item>
              <text:p text:style-name="P43"><text:span text:style-name="T51">（人類 認定的）</text:span>重力子 <text:span text:style-name="T50">是</text:span> <text:span text:style-name="T1">&lt;?3</text:span><text:span text:style-name="T22">&gt;個體</text:span>。</text:p>
              <text:list>
                <text:list-item>
                  <text:p text:style-name="P43"><text:span text:style-name="T51">（人類 認定的）</text:span>重力子 <text:span text:style-name="T50">是</text:span> <text:span text:style-name="T1">&lt;?3</text:span><text:span text:style-name="T22">&gt;粒子（群）</text:span>、<text:span text:style-name="T1">&lt;?3</text:span><text:span text:style-name="T22">&gt;個體（群）</text:span>、第<text:span text:style-name="T1">3</text:span><text:span text:style-name="T46">層級宗態譜</text:span><text:span text:style-name="T22">（群）</text:span>。</text:p>
                </text:list-item>
              </text:list>
            </text:list-item>
          </text:list>
        </text:list-item>
        <text:list-item>
          <text:p text:style-name="P43"><text:bookmark-start text:name="冷次定律"/>冷次定律<text:bookmark-end text:name="冷次定律"/></text:p>
          <text:list>
            <text:list-item>
              <text:p text:style-name="P43">摩擦光。</text:p>
              <text:list>
                <text:list-item>
                  <text:p text:style-name="P43">摩擦光公式 <text:span text:style-name="T57">↔ 摩擦力公式。</text:span></text:p>
                </text:list-item>
              </text:list>
            </text:list-item>
          </text:list>
        </text:list-item>
        <text:list-item>
          <text:p text:style-name="P43"><text:bookmark-start text:name="光譜線"/>光譜線<text:bookmark-end text:name="光譜線"/></text:p>
          <text:list>
            <text:list-item>
              <text:p text:style-name="P43">在 不同的 溫度，光譜線 不同。</text:p>
              <text:list>
                <text:list-item>
                  <text:p text:style-name="P43">明顯例子，不同溫度的 氫原子 吸收 不同（頻率）的 光，形成 光譜線。</text:p>
                </text:list-item>
                <text:list-item>
                  <text:p text:style-name="P43">明顯例子，已知，太陽光 有 光譜線。</text:p>
                  <text:list>
                    <text:list-item>
                      <text:p text:style-name="P43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0">（宗態譜 的 相關描述在 <text:span text:style-name="T41">新生之書</text:span>的 <text:span text:style-name="T41">能量、儲量</text:span> 文件群的 <text:span text:style-name="T41">宗態譜</text:span>）</text:p>
            </text:list-item>
            <text:list-item>
              <text:p text:style-name="P2"><text:span text:style-name="T58">宗態譜 </text:span>紫移。</text:p>
              <text:list>
                <text:list-item>
                  <text:p text:style-name="P3"><text:span text:style-name="T58">明顯例子，</text:span>宗速運動頻率，從 低頻<text:span text:style-name="T58"> 紫移</text:span>到 高頻。</text:p>
                  <text:list>
                    <text:list-item>
                      <text:p text:style-name="P21">（宗速運動頻率 的 相關描述在 <text:span text:style-name="T41">新生之書</text:span>的 <text:span text:style-name="T41">能量、儲量</text:span> 文件群的 <text:span text:style-name="T41">宗速</text:span>）</text:p>
                    </text:list-item>
                  </text:list>
                </text:list-item>
                <text:list-item>
                  <text:p text:style-name="P44">明顯例子，從 氣態 紫移到 液態（以上）。</text:p>
                </text:list-item>
                <text:list-item>
                  <text:p text:style-name="P45">明顯例子，從 波態譜 紫移到 粒子態（以上）。</text:p>
                </text:list-item>
                <text:list-item>
                  <text:p text:style-name="P45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62">明顯例子，假定 某一特定個體的 </text:span><text:span text:style-name="T4">密度 增加 → </text:span><text:span text:style-name="T62">該個體、（該個體 蘊含的）&lt;?</text:span><text:span text:style-name="T63">a&gt;個體 </text:span><text:span text:style-name="T9">紫移</text:span>。</text:p>
                  <text:list>
                    <text:list-item>
                      <text:p text:style-name="P46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7"><text:span text:style-name="T4">&lt;?</text:span><text:span text:style-name="T9">a&gt;個體的 宗態譜 紫移</text:span>。</text:p>
                        </text:list-item>
                        <text:list-item>
                          <text:p text:style-name="P47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2">（紫移 的 相關描述在 <text:span text:style-name="T41">世界學</text:span> 文件群的 <text:span text:style-name="T41">紅移、紫移</text:span>的 <text:span text:style-name="T42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3">某一特定個體的 密度 增加 →（蘊含 該個體 的）&lt;?b&gt;個體 紫移。</text:p>
                    </text:list-item>
                    <text:list-item>
                      <text:p text:style-name="P48">明顯例子，<text:span text:style-name="T33">（蘊含 &lt;?</text:span><text:span text:style-name="T32">a&gt;</text:span><text:span text:style-name="T33">個體 的）&lt;?</text:span><text:span text:style-name="T31">b</text:span><text:span text:style-name="T32">&gt;</text:span><text:span text:style-name="T33">個體的 </text:span><text:span text:style-name="T75">整體密度 增加 </text:span><text:span text:style-name="T70">↔</text:span><text:span text:style-name="T76"> </text:span><text:span text:style-name="T33">&lt;?</text:span><text:span text:style-name="T32">a&gt;</text:span><text:span text:style-name="T33">個體 </text:span><text:span text:style-name="T76">紫移</text:span>。</text:p>
                    </text:list-item>
                  </text:list>
                </text:list-item>
                <text:list-item>
                  <text:p text:style-name="P23">（剩餘描述在 <text:span text:style-name="T41">世界學</text:span> 文件群的 <text:span text:style-name="T41">紅移、紫移</text:span>的 <text:span text:style-name="T42">紫移 現象</text:span>）</text:p>
                </text:list-item>
              </text:list>
            </text:list-item>
            <text:list-item>
              <text:p text:style-name="P11"><text:span text:style-name="T58">明顯例子，假定，某一特定個體 在做 </text:span>加速度運動。</text:p>
              <text:list>
                <text:list-item>
                  <text:p text:style-name="P133">該個體的 向前速度 變大。</text:p>
                </text:list-item>
                <text:list-item>
                  <text:p text:style-name="P11"><text:span text:style-name="T58">該個體 </text:span>紅移。</text:p>
                  <text:list>
                    <text:list-item>
                      <text:p text:style-name="P27">（相關描述在 <text:span text:style-name="T41">新生之書</text:span>的 <text:span text:style-name="T41">能量、儲量</text:span> 文件群的 <text:span text:style-name="T41">宗態譜</text:span> 的 <text:span text:style-name="T43">紅移 有 吸熱現象</text:span>）</text:p>
                    </text:list-item>
                  </text:list>
                </text:list-item>
                <text:list-item>
                  <text:p text:style-name="P133">假定，該個體 是 液態。</text:p>
                </text:list-item>
                <text:list-item>
                  <text:p text:style-name="P135">隨著 向前速度 增加，<text:span text:style-name="T96">液態的 該</text:span><text:span text:style-name="T99">個</text:span><text:span text:style-name="T96">體 → 氣態的 該</text:span><text:span text:style-name="T99">個</text:span><text:span text:style-name="T96">體 → 電漿態的 該</text:span><text:span text:style-name="T99">個</text:span><text:span text:style-name="T96">體</text:span>。</text:p>
                </text:list-item>
                <text:list-item>
                  <text:p text:style-name="P134">隨著向前速度增加，粒子態譜<text:span text:style-name="T96">的 該</text:span><text:span text:style-name="T99">個</text:span><text:span text:style-name="T96">體</text:span> →<text:span text:style-name="T96"> 波態譜的 該</text:span><text:span text:style-name="T99">個</text:span><text:span text:style-name="T96">體 → </text:span><text:span text:style-name="T99">第0</text:span><text:span text:style-name="T96">層級波態譜的 該</text:span><text:span text:style-name="T99">個</text:span><text:span text:style-name="T96">體</text:span>。</text:p>
                </text:list-item>
                <text:list-item>
                  <text:p text:style-name="P136">假定，<text:span text:style-name="T96">波態譜的 該</text:span><text:span text:style-name="T99">個</text:span><text:span text:style-name="T96">體的（平均）向前速度 是 光速</text:span>。</text:p>
                  <text:list>
                    <text:list-item>
                      <text:p text:style-name="P136"><text:span text:style-name="T99">已知，該個體 在做 加速度運動。</text:span></text:p>
                    </text:list-item>
                    <text:list-item>
                      <text:p text:style-name="P136"><text:span text:style-name="T99">第0</text:span><text:span text:style-name="T96">層級波態譜的 該</text:span><text:span text:style-name="T99">個</text:span><text:span text:style-name="T96">體的 向前速度</text:span><text:span text:style-name="T99"> &gt; 光速</text:span>。</text:p>
                      <text:list>
                        <text:list-item>
                          <text:p text:style-name="P148">宗速<text:span text:style-name="T99"> </text:span><text:span text:style-name="T107">≥</text:span><text:span text:style-name="T99"> </text:span><text:span text:style-name="T96">該</text:span><text:span text:style-name="T99">個</text:span><text:span text:style-name="T96">體的 向前速度</text:span>。</text:p>
                        </text:list-item>
                        <text:list-item>
                          <text:p text:style-name="P150"><text:span text:style-name="T99">宗速 = </text:span><text:span text:style-name="T96">該</text:span><text:span text:style-name="T99">個</text:span><text:span text:style-name="T96">體的 切線速度</text:span>。</text:p>
                        </text:list-item>
                      </text:list>
                    </text:list-item>
                    <text:list-item>
                      <text:p text:style-name="P136">假定，第二個個體的 反應 低於 光速。</text:p>
                      <text:list>
                        <text:list-item>
                          <text:p text:style-name="P137">第二個個體 感測不到 <text:span text:style-name="T99">第0</text:span><text:span text:style-name="T96">層級波態譜的 </text:span>該個體。</text:p>
                        </text:list-item>
                        <text:list-item>
                          <text:p text:style-name="P138">明顯例子，假定，第二個個體的 觸覺 是<text:span text:style-name="T4"> </text:span><text:span text:style-name="T100">1牛頓的力觸碰0.1</text:span>秒（以上）才有反應。</text:p>
                          <text:list>
                            <text:list-item>
                              <text:p text:style-name="P141"><text:span text:style-name="T1">假定，</text:span><text:span text:style-name="T105">第三個個體 使用 </text:span><text:span text:style-name="T100">1牛頓</text:span>（以下）<text:span text:style-name="T100">的力觸碰0.1</text:span>秒（以下）。</text:p>
                              <text:list>
                                <text:list-item>
                                  <text:p text:style-name="P139">第二個個體 沒有感覺。</text:p>
                                  <text:list>
                                    <text:list-item>
                                      <text:p text:style-name="P139">第二個個體 有機率不知道，第三個個體 已經 施力、沒有施力。</text:p>
                                    </text:list-item>
                                    <text:list-item>
                                      <text:p text:style-name="P145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146"><text:span text:style-name="T99">密度，第0</text:span><text:span text:style-name="T96">層級波態譜的 該</text:span><text:span text:style-name="T99">個</text:span><text:span text:style-name="T96">體 鬆散於 </text:span><text:span text:style-name="T99">第</text:span><text:span text:style-name="T102">1</text:span><text:span text:style-name="T96">層級波態譜的 該</text:span><text:span text:style-name="T99">個</text:span><text:span text:style-name="T96">體</text:span>。</text:p>
                                  <text:list>
                                    <text:list-item>
                                      <text:p text:style-name="P147">向前速度，<text:span text:style-name="T99">第0</text:span><text:span text:style-name="T96">層級波態譜的 該</text:span><text:span text:style-name="T99">個</text:span><text:span text:style-name="T96">體 高於 </text:span><text:span text:style-name="T99">第</text:span><text:span text:style-name="T103">1</text:span><text:span text:style-name="T96">層級波態譜的 該</text:span><text:span text:style-name="T99">個</text:span><text:span text:style-name="T96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1"><text:span text:style-name="T1">假定，</text:span><text:span text:style-name="T105">第三個個體 使用 </text:span><text:span text:style-name="T100">1牛頓</text:span>（以上）<text:span text:style-name="T100">的力觸碰0.1</text:span>秒（以下）。</text:p>
                              <text:list>
                                <text:list-item>
                                  <text:p text:style-name="P141">第二個個體（當下）沒有感覺。</text:p>
                                </text:list-item>
                                <text:list-item>
                                  <text:p text:style-name="P141">第二個個體 有機率認定有 後勁、瞬間爆發的力、瞬間出現的力脈衝。</text:p>
                                </text:list-item>
                                <text:list-item>
                                  <text:p text:style-name="P141">第三個個體 已經 沒有施力、遠離第二個個體。</text:p>
                                  <text:list>
                                    <text:list-item>
                                      <text:p text:style-name="P141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0"><text:span text:style-name="T1">假定，</text:span><text:span text:style-name="T105">第三個個體 使用 </text:span><text:span text:style-name="T100">1牛頓</text:span>（以下）<text:span text:style-name="T100">的力觸碰0.1</text:span>秒（以上）。</text:p>
                              <text:list>
                                <text:list-item>
                                  <text:p text:style-name="P141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141"><text:span text:style-name="T1">假定，</text:span><text:span text:style-name="T105">第三個個體 使用 </text:span><text:span text:style-name="T100">1牛頓</text:span>（以上）<text:span text:style-name="T100">的力觸碰0.1</text:span>秒（以上）。</text:p>
                              <text:list>
                                <text:list-item>
                                  <text:p text:style-name="P141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142"><text:span text:style-name="T100">力（牛頓）</text:span><text:span text:style-name="T106">↔</text:span><text:span text:style-name="T101"> 該個體 蘊含的 能量（焦耳）</text:span>。</text:p>
                              <text:list>
                                <text:list-item>
                                  <text:p text:style-name="P142"><text:span text:style-name="T100">0.1</text:span>秒<text:span text:style-name="T100"> </text:span><text:span text:style-name="T106">↔</text:span><text:span text:style-name="T101"> 該個體 接觸 第二個個體的 時間</text:span>。</text:p>
                                  <text:list>
                                    <text:list-item>
                                      <text:p text:style-name="P142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143">觸覺<text:span text:style-name="T100"> </text:span><text:span text:style-name="T106">↔</text:span><text:span text:style-name="T101"> 視覺</text:span>。</text:p>
                                  <text:list>
                                    <text:list-item>
                                      <text:p text:style-name="P144">觸覺的 反應速度<text:span text:style-name="T100"> </text:span><text:span text:style-name="T106">↔</text:span><text:span text:style-name="T101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3"><text:span text:style-name="T4">某一特定個體 密度 越高，（該個體 蘊含的）&lt;?</text:span><text:span text:style-name="T9">a&gt;個體 越有機率變成 &lt;?a+b&gt;</text:span><text:span text:style-name="T73">個體。</text:span></text:p>
              <text:list>
                <text:list-item>
                  <text:p text:style-name="P49"><text:span text:style-name="T35">n </text:span><text:span text:style-name="T25">≥</text:span><text:span text:style-name="T35"> a </text:span><text:span text:style-name="T25">≥</text:span><text:span text:style-name="T35"> u</text:span>。</text:p>
                </text:list-item>
                <text:list-item>
                  <text:p text:style-name="P49"><text:span text:style-name="T37">b</text:span><text:span text:style-name="T35"> </text:span><text:span text:style-name="T25">≥</text:span><text:span text:style-name="T35"> </text:span><text:span text:style-name="T37">0</text:span>。</text:p>
                </text:list-item>
                <text:list-item>
                  <text:p text:style-name="P49">該個體 的 明顯例子，黑洞。</text:p>
                  <text:list>
                    <text:list-item>
                      <text:p text:style-name="P50">明顯例子，黑洞 密度 越高。</text:p>
                      <text:list>
                        <text:list-item>
                          <text:p text:style-name="P50">（黑洞 蘊含的）某一特定個體 越有機率 從 能量 變成 物質。</text:p>
                          <text:list>
                            <text:list-item>
                              <text:p text:style-name="P50">假定，該個體 從 能量 變成 物質。</text:p>
                              <text:list>
                                <text:list-item>
                                  <text:p text:style-name="P50">能量 物質化。</text:p>
                                </text:list-item>
                                <text:list-item>
                                  <text:p text:style-name="P50">已知，<text:span text:style-name="T38">E = mc</text:span><text:span text:style-name="T56">2</text:span><text:span text:style-name="T74">。</text:span></text:p>
                                  <text:list>
                                    <text:list-item>
                                      <text:p text:style-name="P51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（黑洞 蘊含的）某一特定個體 越有機率 從 物質 變成 空間。</text:p>
                          <text:list>
                            <text:list-item>
                              <text:p text:style-name="P53">假定，該個體 從 物質 變成 空間。</text:p>
                              <text:list>
                                <text:list-item>
                                  <text:p text:style-name="P52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62">某一特定個體 </text:span><text:span text:style-name="T4">密度 越高，</text:span><text:span text:style-name="T62">（該個體 蘊含的）&lt;?</text:span><text:span text:style-name="T63">a&gt;個體的 </text:span><text:span text:style-name="T9">宗態譜</text:span><text:span text:style-name="T63">、宗速運動頻率</text:span><text:span text:style-name="T9"> </text:span><text:span text:style-name="T11">越高</text:span>。</text:p>
            </text:list-item>
            <text:list-item>
              <text:p text:style-name="P6"><text:span text:style-name="T62">某一特定個體 </text:span><text:span text:style-name="T4">密度 越增加，</text:span><text:span text:style-name="T62">（該個體 蘊含的）&lt;?</text:span><text:span text:style-name="T63">a&gt;個體的 </text:span><text:span text:style-name="T9">宗態譜</text:span><text:span text:style-name="T63">、宗速運動頻率 </text:span><text:span text:style-name="T11">越紫移</text:span>。</text:p>
              <text:list>
                <text:list-item>
                  <text:p text:style-name="P24">（宗態譜 的 相關描述在 <text:span text:style-name="T41">物質世界學</text:span> 文件群的 <text:span text:style-name="T41">宗態譜</text:span>）</text:p>
                </text:list-item>
                <text:list-item>
                  <text:p text:style-name="P25">（紫移 的 相關描述在 <text:span text:style-name="T41">物質世界學</text:span> 文件群的 <text:span text:style-name="T41">宗態譜</text:span>的 <text:span text:style-name="T41">相態譜 紫移</text:span>）</text:p>
                </text:list-item>
                <text:list-item>
                  <text:p text:style-name="P54">該個體 的 明顯例子，黑洞。</text:p>
                  <text:list>
                    <text:list-item>
                      <text:p text:style-name="P54">明顯例子，黑洞 密度 越高。</text:p>
                      <text:list>
                        <text:list-item>
                          <text:p text:style-name="P51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5">暗個體。</text:p>
              <text:list>
                <text:list-item>
                  <text:p text:style-name="P56">暗個體 是 人類（還）觀測不到的 <text:span text:style-name="T77">存在、變化</text:span>。</text:p>
                  <text:list>
                    <text:list-item>
                      <text:p text:style-name="P57">人類（還）觀測不到的 <text:span text:style-name="T77">存在</text:span> 是<text:span text:style-name="T77"> </text:span>暗<text:span text:style-name="T77">存在、</text:span>暗<text:span text:style-name="T1">&lt;?</text:span><text:span text:style-name="T30">a</text:span><text:span text:style-name="T34">&gt;</text:span><text:span text:style-name="T77">存在。</text:span></text:p>
                    </text:list-item>
                    <text:list-item>
                      <text:p text:style-name="P57">人類（還）觀測不到的 <text:span text:style-name="T77">變化</text:span> 是<text:span text:style-name="T77"> </text:span>暗<text:span text:style-name="T77">變化、</text:span>暗<text:span text:style-name="T1">&lt;?</text:span><text:span text:style-name="T30">a</text:span><text:span text:style-name="T34">&gt;</text:span><text:span text:style-name="T77">變化</text:span>。</text:p>
                      <text:list>
                        <text:list-item>
                          <text:p text:style-name="P58"><text:span text:style-name="T77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9">暗個體 是 人類（還）觀測不到的 定律、形體。</text:p>
                  <text:list>
                    <text:list-item>
                      <text:p text:style-name="P60">人類（還）觀測不到的 定律 是<text:span text:style-name="T77"> </text:span>暗定律<text:span text:style-name="T77">、</text:span>暗<text:span text:style-name="T1">&lt;?</text:span><text:span text:style-name="T30">a</text:span><text:span text:style-name="T34">&gt;</text:span>定律。</text:p>
                      <text:list>
                        <text:list-item>
                          <text:p text:style-name="P55">定律 的 明顯例子，物理定律、化學反應。</text:p>
                        </text:list-item>
                      </text:list>
                    </text:list-item>
                    <text:list-item>
                      <text:p text:style-name="P61">人類（還）觀測不到的 形體 是<text:span text:style-name="T77"> </text:span>暗形體<text:span text:style-name="T77">、</text:span>暗<text:span text:style-name="T1">&lt;?</text:span><text:span text:style-name="T30">a</text:span><text:span text:style-name="T34">&gt;</text:span>形體。</text:p>
                      <text:list>
                        <text:list-item>
                          <text:p text:style-name="P62">形體 的 明顯例子，水、大海。</text:p>
                        </text:list-item>
                        <text:list-item>
                          <text:p text:style-name="P58">形體<text:span text:style-name="T77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58"> 人類（還）</text:span>觀測不到的<text:span text:style-name="T58"> </text:span><text:span text:style-name="T59">&lt;?</text:span><text:span text:style-name="T60">a</text:span><text:span text:style-name="T61">&gt;</text:span><text:span text:style-name="T58">個體、</text:span><text:span text:style-name="T64">第</text:span><text:span text:style-name="T60">a</text:span><text:span text:style-name="T65">層級宗態譜</text:span><text:span text:style-name="T28">個體</text:span>。</text:p>
                  <text:list>
                    <text:list-item>
                      <text:p text:style-name="P55"><text:span text:style-name="T35">n </text:span><text:span text:style-name="T25">≥</text:span><text:span text:style-name="T35"> a </text:span><text:span text:style-name="T25">≥</text:span><text:span text:style-name="T35"> u</text:span>。</text:p>
                    </text:list-item>
                    <text:list-item>
                      <text:p text:style-name="P55">明顯例子，極端微弱的 電磁力 交互作用的 <text:span text:style-name="T1">&lt;?</text:span><text:span text:style-name="T30">a</text:span><text:span text:style-name="T34">&gt;</text:span>個體。</text:p>
                      <text:list>
                        <text:list-item>
                          <text:p text:style-name="P5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63">明顯例子，光（人類 認定的）量子穿隧 <text:span text:style-name="T1">&lt;?</text:span><text:span text:style-name="T30">a</text:span><text:span text:style-name="T34">&gt;</text:span>個體。</text:p>
                      <text:list>
                        <text:list-item>
                          <text:p text:style-name="P64">明顯例子，<text:span text:style-name="T1">&lt;?</text:span><text:span text:style-name="T30">a</text:span><text:span text:style-name="T34">&gt;</text:span>個體 太稀疏、密度太低。</text:p>
                        </text:list-item>
                      </text:list>
                    </text:list-item>
                    <text:list-item>
                      <text:p text:style-name="P65">明顯例子。</text:p>
                      <text:list>
                        <text:list-item>
                          <text:p text:style-name="P7"><text:span text:style-name="T1">&lt;?</text:span><text:span text:style-name="T36">1</text:span><text:span text:style-name="T34">&gt;</text:span><text:span text:style-name="T58">暗</text:span>個體 <text:span text:style-name="T69">↔</text:span><text:span text:style-name="T68"> </text:span><text:span text:style-name="T58">暗</text:span>能量。</text:p>
                        </text:list-item>
                        <text:list-item>
                          <text:p text:style-name="P7"><text:span text:style-name="T1">&lt;?</text:span><text:span text:style-name="T29">2</text:span><text:span text:style-name="T34">&gt;</text:span><text:span text:style-name="T58">暗</text:span>個體 <text:span text:style-name="T69">↔</text:span><text:span text:style-name="T68"> </text:span><text:span text:style-name="T58">暗</text:span>物質。</text:p>
                        </text:list-item>
                      </text:list>
                    </text:list-item>
                    <text:list-item>
                      <text:p text:style-name="P65">明顯例子，暗能量、暗物質。</text:p>
                      <text:list>
                        <text:list-item>
                          <text:p text:style-name="P65">暗能量 有機率是 波態譜個體、<text:span text:style-name="T1">&lt;?</text:span><text:span text:style-name="T30">1</text:span><text:span text:style-name="T34">&gt;</text:span>個體、<text:span text:style-name="T27">第</text:span><text:span text:style-name="T30">1</text:span><text:span text:style-name="T28">層級宗態譜個體</text:span>。</text:p>
                          <text:list>
                            <text:list-item>
                              <text:p text:style-name="P26">（波態譜、宗態譜 的 相關描述在 <text:span text:style-name="T41">物質世界學</text:span> 文件群的 <text:span text:style-name="T41">宗態譜</text:span>）</text:p>
                            </text:list-item>
                            <text:list-item>
                              <text:p text:style-name="P66">假定，<text:span text:style-name="T1">&lt;_?3_&gt;</text:span>個體 在 成長期、發胖。</text:p>
                              <text:list>
                                <text:list-item>
                                  <text:p text:style-name="P67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68">暗能量 讓<text:span text:style-name="T81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66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暗物質 有機率是 粒子態譜個體、<text:span text:style-name="T1">&lt;?</text:span><text:span text:style-name="T29">2</text:span><text:span text:style-name="T34">&gt;</text:span>個體、<text:span text:style-name="T27">第</text:span><text:span text:style-name="T29">2</text:span><text:span text:style-name="T28">層級宗態譜個體</text:span>。</text:p>
                          <text:list>
                            <text:list-item>
                              <text:p text:style-name="P70">暗物質 有機率是（粒子態譜 的）電漿態（以下）個體。</text:p>
                              <text:list>
                                <text:list-item>
                                  <text:p text:style-name="P71">不是 電漿態（以上）。</text:p>
                                  <text:list>
                                    <text:list-item>
                                      <text:p text:style-name="P72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71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73">強力、弱力。</text:p>
              <text:list>
                <text:list-item>
                  <text:p text:style-name="P74">（微觀世界、微觀尺度 的）強力 <text:span text:style-name="T69">↔</text:span><text:span text:style-name="T68">（古典世界、古典尺度 的）黏性、黏著力</text:span>。</text:p>
                </text:list-item>
                <text:list-item>
                  <text:p text:style-name="P75">（微觀世界、微觀尺度 的）弱力 <text:span text:style-name="T69">↔</text:span><text:span text:style-name="T68">（古典世界、古典尺度 的）彈射力、建設性干涉</text:span>。</text:p>
                  <text:list>
                    <text:list-item>
                      <text:p text:style-name="P75">（微觀世界、微觀尺度 的）粒子 震動。</text:p>
                      <text:list>
                        <text:list-item>
                          <text:p text:style-name="P75">已知，粒子 擁有 宗速運動頻率。</text:p>
                        </text:list-item>
                        <text:list-item>
                          <text:p text:style-name="P75">假定，兩個粒子 震動、碰撞。</text:p>
                          <text:list>
                            <text:list-item>
                              <text:p text:style-name="P75">已知，作用力和反作用力。</text:p>
                            </text:list-item>
                            <text:list-item>
                              <text:p text:style-name="P75">兩個粒子 會彈射 自己、對方。</text:p>
                              <text:list>
                                <text:list-item>
                                  <text:p text:style-name="P76"><text:span text:style-name="T68">（古典世界、古典尺度 的）</text:span>彈射力 <text:span text:style-name="T69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強力、弱力、電磁力 屬於 電磁力。</text:p>
              <text:list>
                <text:list-item>
                  <text:p text:style-name="P10">強力、弱力 <text:span text:style-name="T69">↔</text:span><text:span text:style-name="T66">（</text:span><text:span text:style-name="T58">微觀尺度</text:span><text:span text:style-name="T66"> 的）</text:span><text:span text:style-name="T68">電磁力</text:span>。</text:p>
                  <text:list>
                    <text:list-item>
                      <text:p text:style-name="P73">強力 <text:span text:style-name="T69">↔</text:span><text:span text:style-name="T68">（</text:span>微觀尺度<text:span text:style-name="T68"> 的）黏著力、黏著電磁力、電磁力</text:span>。</text:p>
                    </text:list-item>
                    <text:list-item>
                      <text:p text:style-name="P73">弱力 <text:span text:style-name="T69">↔</text:span><text:span text:style-name="T68">（</text:span>微觀尺度<text:span text:style-name="T68"> 的）</text:span>彈射<text:span text:style-name="T68">力、</text:span>彈射<text:span text:style-name="T68">電磁力、電磁力</text:span>。</text:p>
                    </text:list-item>
                  </text:list>
                </text:list-item>
                <text:list-item>
                  <text:p text:style-name="P78">電磁力 <text:span text:style-name="T69">↔</text:span><text:span text:style-name="T68">（古典尺度 的）電磁力</text:span>。</text:p>
                </text:list-item>
              </text:list>
            </text:list-item>
            <text:list-item>
              <text:p text:style-name="P79"><text:span text:style-name="T1">&lt;?</text:span><text:span text:style-name="T40">a&gt;</text:span><text:span text:style-name="T82">粒子</text:span> <text:span text:style-name="T69">↔</text:span> <text:span text:style-name="T82">力</text:span>。</text:p>
              <text:list>
                <text:list-item>
                  <text:p text:style-name="P80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81">膠子 <text:span text:style-name="T69">↔</text:span> 強力。</text:p>
                    </text:list-item>
                    <text:list-item>
                      <text:p text:style-name="P81"><text:span text:style-name="T4">波色</text:span>子 <text:span text:style-name="T69">↔</text:span> 弱力。</text:p>
                    </text:list-item>
                    <text:list-item>
                      <text:p text:style-name="P81">光子 <text:span text:style-name="T69">↔</text:span> 電磁力。</text:p>
                    </text:list-item>
                  </text:list>
                </text:list-item>
                <text:list-item>
                  <text:p text:style-name="P82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83">引力子 <text:span text:style-name="T69">↔</text:span> 引力。</text:p>
                    </text:list-item>
                  </text:list>
                </text:list-item>
              </text:list>
            </text:list-item>
            <text:list-item>
              <text:p text:style-name="P76">引力、電磁力。</text:p>
              <text:list>
                <text:list-item>
                  <text:p text:style-name="P84">引力。</text:p>
                  <text:list>
                    <text:list-item>
                      <text:p text:style-name="P85"><text:span text:style-name="T68">（宏觀</text:span>尺度<text:span text:style-name="T68"> 的）引力</text:span>。</text:p>
                    </text:list-item>
                    <text:list-item>
                      <text:p text:style-name="P86"><text:span text:style-name="T68">（古典</text:span>尺度<text:span text:style-name="T68"> 的）引力 </text:span><text:span text:style-name="T69">↔</text:span><text:span text:style-name="T68"> 引力</text:span>。</text:p>
                    </text:list-item>
                    <text:list-item>
                      <text:p text:style-name="P87"><text:span text:style-name="T68">（</text:span>微觀尺度<text:span text:style-name="T68"> 的）引力</text:span>。</text:p>
                      <text:list>
                        <text:list-item>
                          <text:p text:style-name="P88"><text:span text:style-name="T68">（</text:span><text:span text:style-name="T12">(</text:span><text:span text:style-name="T4">微觀尺度</text:span><text:span text:style-name="T13">)</text:span><text:span text:style-name="T55">2</text:span><text:span text:style-name="T79"> 的）引力</text:span>。</text:p>
                          <text:list>
                            <text:list-item>
                              <text:p text:style-name="P89"><text:span text:style-name="T12">(</text:span><text:span text:style-name="T4">微觀尺度</text:span><text:span text:style-name="T13">)</text:span><text:span text:style-name="T55">2</text:span><text:span text:style-name="T39"> </text:span><text:span text:style-name="T80">是 </text:span>微觀尺度<text:span text:style-name="T68">的 </text:span>微觀尺度。</text:p>
                            </text:list-item>
                            <text:list-item>
                              <text:p text:style-name="P90"><text:span text:style-name="T12">(</text:span><text:span text:style-name="T4">微觀尺度</text:span><text:span text:style-name="T13">)</text:span><text:span text:style-name="T55">2</text:span><text:span text:style-name="T39"> </text:span><text:span text:style-name="T80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91"><text:span text:style-name="T12">(</text:span><text:span text:style-name="T4">微觀尺度</text:span><text:span text:style-name="T13">)</text:span><text:span text:style-name="T55">2</text:span><text:span text:style-name="T39"> </text:span><text:span text:style-name="T80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電磁力<text:span text:style-name="T78">。</text:span></text:p>
                  <text:list>
                    <text:list-item>
                      <text:p text:style-name="P92"><text:span text:style-name="T68">（宏觀</text:span>尺度<text:span text:style-name="T68"> 的）</text:span>電磁<text:span text:style-name="T68">力 </text:span><text:span text:style-name="T87">↔</text:span><text:span text:style-name="T86"> 引力型電磁力</text:span>。</text:p>
                    </text:list-item>
                    <text:list-item>
                      <text:p text:style-name="P86"><text:span text:style-name="T68">（古典</text:span>尺度<text:span text:style-name="T68"> 的）</text:span>電磁<text:span text:style-name="T68">力 </text:span><text:span text:style-name="T69">↔</text:span><text:span text:style-name="T68"> </text:span>電磁<text:span text:style-name="T68">力</text:span>。</text:p>
                    </text:list-item>
                    <text:list-item>
                      <text:p text:style-name="P93"><text:span text:style-name="T68">（</text:span>微觀尺度<text:span text:style-name="T68"> 的）</text:span>電磁<text:span text:style-name="T68">力</text:span> <text:span text:style-name="T69">↔</text:span><text:span text:style-name="T68"> </text:span>強力<text:span text:style-name="T68">、</text:span>弱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<text:bookmark-start text:name="質量"/>質量<text:bookmark-end text:name="質量"/></text:p>
          <text:list>
            <text:list-item>
              <text:p text:style-name="P93">明顯例子，假定，<text:span text:style-name="T4">第一個</text:span><text:span text:style-name="T16">個體 蘊含 第二個</text:span><text:span text:style-name="T83">個體。</text:span></text:p>
              <text:list>
                <text:list-item>
                  <text:p text:style-name="P93">質量 相依於 第一個個體、第二個個體 的 密度、材料特性。</text:p>
                </text:list-item>
              </text:list>
            </text:list-item>
            <text:list-item>
              <text:p text:style-name="P94">明顯例子，假定，<text:span text:style-name="T4">第一個</text:span><text:span text:style-name="T16">個體 蘊含 第二個</text:span><text:span text:style-name="T83">個體</text:span>。</text:p>
              <text:list>
                <text:list-item>
                  <text:p text:style-name="P94">已知，第二個個體的 速度 是 宗速。</text:p>
                </text:list-item>
                <text:list-item>
                  <text:p text:style-name="P94">質量 相依於（宗速 轉移到 向前速度）的速度。</text:p>
                  <text:list>
                    <text:list-item>
                      <text:p text:style-name="P95">明顯例子。</text:p>
                      <text:list>
                        <text:list-item>
                          <text:p text:style-name="P95">假定，第二個個體（微觀尺度）上下震動速度、圓周運動速度 是 宗速。</text:p>
                        </text:list-item>
                        <text:list-item>
                          <text:p text:style-name="P95">假定，第二個個體（古典尺度）沒有位移、沒有運動、靜止狀態。</text:p>
                          <text:list>
                            <text:list-item>
                              <text:p text:style-name="P94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94">假定，第三個個體 推動 第二個個體。</text:p>
                          <text:list>
                            <text:list-item>
                              <text:p text:style-name="P94">第二個個體的 運動，逐漸從 上下運動 變成 弦波運動。</text:p>
                            </text:list-item>
                            <text:list-item>
                              <text:p text:style-name="P96">質量 相依於（從 上下運動 變成 弦波運動）的 速度。</text:p>
                            </text:list-item>
                            <text:list-item>
                              <text:p text:style-name="P96">假定，第三個個體 停止推動 第二個個體。</text:p>
                              <text:list>
                                <text:list-item>
                                  <text:p text:style-name="P96">第二個個體（仍然）弦波運動、螺旋線運動、慣性運動、繼續向前運動。</text:p>
                                  <text:list>
                                    <text:list-item>
                                      <text:p text:style-name="P96">第三個個體 無法直接改變 第二個個體的 最高、最低、切線 速度。</text:p>
                                      <text:list>
                                        <text:list-item>
                                          <text:p text:style-name="P96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6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96">第三個個體 有機率能夠直接改變，第二個個體的 投影速度。</text:p>
                                      <text:list>
                                        <text:list-item>
                                          <text:p text:style-name="P97">投影速度 是 分量速度。</text:p>
                                        </text:list-item>
                                        <text:list-item>
                                          <text:p text:style-name="P97">投影速度 是 切線速度的 投影、分量。</text:p>
                                        </text:list-item>
                                        <text:list-item>
                                          <text:p text:style-name="P97">投影速度 的 明顯例子，向前速度、切線速度投影<text:span text:style-name="T4">到X軸</text:span>的水平<text:span text:style-name="T84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明顯例子。</text:p>
                      <text:list>
                        <text:list-item>
                          <text:p text:style-name="P94">假定，第二個個體 向右速度 是 宗速。</text:p>
                          <text:list>
                            <text:list-item>
                              <text:p text:style-name="P94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94">假定，第三個個體 向上推動 第二個個體。</text:p>
                          <text:list>
                            <text:list-item>
                              <text:p text:style-name="P94">已知，第二個個體的 切線速度（仍然）是 宗速。</text:p>
                              <text:list>
                                <text:list-item>
                                  <text:p text:style-name="P94">明顯例子，汽車<text:span text:style-name="T4"> </text:span><text:span text:style-name="T18">100% </text:span><text:span text:style-name="T85">運轉。</text:span></text:p>
                                  <text:list>
                                    <text:list-item>
                                      <text:p text:style-name="P94">切線速度 不變。</text:p>
                                    </text:list-item>
                                    <text:list-item>
                                      <text:p text:style-name="P94">方向 改變。</text:p>
                                      <text:list>
                                        <text:list-item>
                                          <text:p text:style-name="P94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4">第二個個體的 向右速度 降低。</text:p>
                            </text:list-item>
                            <text:list-item>
                              <text:p text:style-name="P94">第二個個體的 向上速度 增加。</text:p>
                            </text:list-item>
                          </text:list>
                        </text:list-item>
                        <text:list-item>
                          <text:p text:style-name="P94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94">明顯例子，第二個個體 從 低密度的第三個個體 進入 高密度的第三個個體。</text:p>
                      <text:list>
                        <text:list-item>
                          <text:p text:style-name="P94">第二個個體的 質量 增加。</text:p>
                          <text:list>
                            <text:list-item>
                              <text:p text:style-name="P98">質量紫移。</text:p>
                              <text:list>
                                <text:list-item>
                                  <text:p text:style-name="P94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明顯例子，假定，某一特定布的 邊緣 被固定。</text:p>
              <text:list>
                <text:list-item>
                  <text:p text:style-name="P99">假定，人類 使用 手，以 某一特定力 抓著 布。</text:p>
                  <text:list>
                    <text:list-item>
                      <text:p text:style-name="P99">布 擁有 外力、形變、應力、應變。</text:p>
                    </text:list-item>
                  </text:list>
                </text:list-item>
                <text:list-item>
                  <text:p text:style-name="P94">布 會出現 皺褶、密度增加 的（存在）現象。</text:p>
                </text:list-item>
                <text:list-item>
                  <text:p text:style-name="P94">假定，該力的 大小 不變。</text:p>
                  <text:list>
                    <text:list-item>
                      <text:p text:style-name="P100">假定，手 <text:span text:style-name="T4">運動</text:span>，手（仍然）抓著 布，布 會從 手中 滑進、滑出。</text:p>
                      <text:list>
                        <text:list-item>
                          <text:p text:style-name="P94">布 會出現 皺褶變化、密度變化 的（變化）現象。</text:p>
                        </text:list-item>
                        <text:list-item>
                          <text:p text:style-name="P101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94">明顯例子，摩擦力。</text:p>
                              <text:list>
                                <text:list-item>
                                  <text:p text:style-name="P94">正向力 <text:span text:style-name="T72">↔</text:span><text:span text:style-name="T91"> 該力、手抓著布的力</text:span>。</text:p>
                                  <text:list>
                                    <text:list-item>
                                      <text:p text:style-name="P102">外力 <text:span text:style-name="T72">↔</text:span><text:span text:style-name="T91"> </text:span><text:span text:style-name="T4">手的運動力量</text:span>。</text:p>
                                    </text:list-item>
                                    <text:list-item>
                                      <text:p text:style-name="P101">摩擦力 <text:span text:style-name="T72">↔</text:span><text:span text:style-name="T91"> 手 </text:span><text:span text:style-name="T4">運動</text:span><text:span text:style-name="T91">的 阻力</text:span>。</text:p>
                                      <text:list>
                                        <text:list-item>
                                          <text:p text:style-name="P103">靜摩擦力 <text:span text:style-name="T72">↔</text:span><text:span text:style-name="T91"> 手從靜止到</text:span><text:span text:style-name="T4">運動</text:span><text:span text:style-name="T91"> 所遇到的 阻力</text:span>。</text:p>
                                          <text:list>
                                            <text:list-item>
                                              <text:p text:style-name="P104">靜摩擦係數 <text:span text:style-name="T72">↔</text:span><text:span text:style-name="T91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3">動摩擦力 <text:span text:style-name="T72">↔</text:span><text:span text:style-name="T91"> 手（持續、繼續）</text:span><text:span text:style-name="T4">運動 </text:span><text:span text:style-name="T91">所遇到的 阻力</text:span>。</text:p>
                                          <text:list>
                                            <text:list-item>
                                              <text:p text:style-name="P105">動摩擦係數 <text:span text:style-name="T72">↔</text:span><text:span text:style-name="T91"> 布、手（表面）之間的 動摩擦係數</text:span>。</text:p>
                                            </text:list-item>
                                            <text:list-item>
                                              <text:p text:style-name="P106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07"><text:span text:style-name="T4">質量 * 阻力的加速度 = </text:span><text:span text:style-name="T91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8">布 <text:span text:style-name="T72">↔</text:span><text:span text:style-name="T91"> 空間</text:span>。</text:p>
                                  <text:list>
                                    <text:list-item>
                                      <text:p text:style-name="P108">手 <text:span text:style-name="T72">↔</text:span><text:span text:style-name="T92"> 物質</text:span>。</text:p>
                                    </text:list-item>
                                    <text:list-item>
                                      <text:p text:style-name="P109">力 <text:span text:style-name="T72">↔</text:span><text:span text:style-name="T92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0">假定，該力（持續）變小。</text:p>
                  <text:list>
                    <text:list-item>
                      <text:p text:style-name="P111">手 抓著（更少的）布 <text:span text:style-name="T72">↔</text:span><text:span text:style-name="T92"> 質量減少。</text:span></text:p>
                      <text:list>
                        <text:list-item>
                          <text:p text:style-name="P111"><text:span text:style-name="T92">明顯例子，核分裂 → 質量減少</text:span>。</text:p>
                        </text:list-item>
                      </text:list>
                    </text:list-item>
                    <text:list-item>
                      <text:p text:style-name="P112">布 會出現 皺褶變化、密度變化 的（變化）現象。</text:p>
                      <text:list>
                        <text:list-item>
                          <text:p text:style-name="P113">布的 彈力 出現 <text:span text:style-name="T72">↔</text:span><text:span text:style-name="T93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3">假定，該力（持續）變大。</text:p>
                  <text:list>
                    <text:list-item>
                      <text:p text:style-name="P111">手 抓著（更多的）布 <text:span text:style-name="T72">↔</text:span><text:span text:style-name="T92"> 質量增加。</text:span></text:p>
                      <text:list>
                        <text:list-item>
                          <text:p text:style-name="P111"><text:span text:style-name="T92">明顯例子，核融合 → 質量增加</text:span>。</text:p>
                        </text:list-item>
                      </text:list>
                    </text:list-item>
                    <text:list-item>
                      <text:p text:style-name="P113">布 會出現 皺褶變化、密度變化 的（變化）現象。</text:p>
                      <text:list>
                        <text:list-item>
                          <text:p text:style-name="P113">布的 張力 出現 <text:span text:style-name="T72">↔</text:span><text:span text:style-name="T93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1">假定，手、該力 放開、離開 布。</text:p>
                  <text:list>
                    <text:list-item>
                      <text:p text:style-name="P132">暫態，布 有機率擁有（持續）變化的 殘留內力、殘留形變、殘留應力、殘留應變。</text:p>
                    </text:list-item>
                    <text:list-item>
                      <text:p text:style-name="P132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13">明顯例子。</text:p>
              <text:list>
                <text:list-item>
                  <text:p text:style-name="P114">手（從 布的 上方）抓著 布 <text:span text:style-name="T72">↔</text:span><text:span text:style-name="T93"> </text:span><text:span text:style-name="T88">粒子、帶正電的粒子</text:span><text:span text:style-name="T89">、（</text:span><text:span text:style-name="T19">1/2</text:span><text:span text:style-name="T93">自旋的粒子</text:span><text:span text:style-name="T88">）</text:span>。</text:p>
                </text:list-item>
                <text:list-item>
                  <text:p text:style-name="P115">手（從 布的 下方）抓著 布 <text:span text:style-name="T72">↔</text:span><text:span text:style-name="T93"> </text:span><text:span text:style-name="T88">反粒子、帶負電的粒子</text:span><text:span text:style-name="T89">、（</text:span><text:span text:style-name="T19">-1/2</text:span><text:span text:style-name="T93">自旋的粒子</text:span><text:span text:style-name="T88">）</text:span>。</text:p>
                  <text:list>
                    <text:list-item>
                      <text:p text:style-name="P115">對於 帶負電的粒子 來說，（帶正電的粒子 產生的 波峰）是 波谷。</text:p>
                      <text:list>
                        <text:list-item>
                          <text:p text:style-name="P116">帶正電的粒子 產生的、認定的 波峰 越高，帶負電的粒子 看到的 波谷 越深。</text:p>
                        </text:list-item>
                        <text:list-item>
                          <text:p text:style-name="P116">明顯例子，布的 邊緣 固定。</text:p>
                          <text:list>
                            <text:list-item>
                              <text:p text:style-name="P117">手（從 布的 上方）抓著 布。</text:p>
                              <text:list>
                                <text:list-item>
                                  <text:p text:style-name="P118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17">拍照、照相。</text:p>
                            </text:list-item>
                            <text:list-item>
                              <text:p text:style-name="P117">把 照片<text:span text:style-name="T4"> </text:span><text:span text:style-name="T20">180</text:span><text:span text:style-name="T95">度</text:span>倒過來。</text:p>
                              <text:list>
                                <text:list-item>
                                  <text:p text:style-name="P118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假定，手（從 布的 上方）抓著 布 →<text:span text:style-name="T94"> </text:span>手（從 布的 下方）抓著 布。</text:p>
                      <text:list>
                        <text:list-item>
                          <text:p text:style-name="P120"><text:span text:style-name="T93">粒子</text:span><text:span text:style-name="T19">、（1/2</text:span><text:span text:style-name="T93">自旋的粒子）</text:span>→<text:span text:style-name="T94"> 反粒子</text:span><text:span text:style-name="T19">、（-1/2</text:span><text:span text:style-name="T93">自旋的粒子）</text:span>。</text:p>
                        </text:list-item>
                      </text:list>
                    </text:list-item>
                    <text:list-item>
                      <text:p text:style-name="P120">假定，手（從 布的 上方）抓著 布 →<text:span text:style-name="T94"> </text:span>手（從 布的 上方）壓著 布。</text:p>
                      <text:list>
                        <text:list-item>
                          <text:p text:style-name="P120"><text:span text:style-name="T93">粒子</text:span><text:span text:style-name="T19">、（1/2</text:span><text:span text:style-name="T93">自旋的粒子）</text:span>→<text:span text:style-name="T94"> 反粒子</text:span><text:span text:style-name="T19">、（-1/2</text:span><text:span text:style-name="T93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1">手 沒有抓著、從布的上方和下方抓著 布 <text:span text:style-name="T72">↔</text:span><text:span text:style-name="T93"> </text:span><text:span text:style-name="T89">光</text:span><text:span text:style-name="T88">子、不帶電的粒子</text:span><text:span text:style-name="T89">、（</text:span><text:span text:style-name="T19">整數</text:span><text:span text:style-name="T93">自旋的粒子</text:span><text:span text:style-name="T88">）</text:span>。</text:p>
                </text:list-item>
              </text:list>
            </text:list-item>
          </text:list>
        </text:list-item>
        <text:list-item>
          <text:p text:style-name="P122"><text:bookmark-start text:name="橫波、縱波、總波"/>橫波、縱波、總波<text:bookmark-end text:name="橫波、縱波、總波"/></text:p>
          <text:list>
            <text:list-item>
              <text:p text:style-name="P122">橫波、縱波、總波。</text:p>
              <text:list>
                <text:list-item>
                  <text:p text:style-name="P123">橫波 <text:span text:style-name="T71">↔</text:span><text:span text:style-name="T90"> 上下震動、（理想的）繩波</text:span>。</text:p>
                  <text:list>
                    <text:list-item>
                      <text:p text:style-name="P123">上下震動 是 垂直於 前進方向的 <text:span text:style-name="T90">震動、震盪</text:span>。</text:p>
                    </text:list-item>
                    <text:list-item>
                      <text:p text:style-name="P124">假定，被後方的個體 往上拉。</text:p>
                      <text:list>
                        <text:list-item>
                          <text:p text:style-name="P123">外力與內力。</text:p>
                          <text:list>
                            <text:list-item>
                              <text:p text:style-name="P125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25">作用力與反作用力。</text:p>
                          <text:list>
                            <text:list-item>
                              <text:p text:style-name="P125">被前方的個體 往下拉。</text:p>
                              <text:list>
                                <text:list-item>
                                  <text:p text:style-name="P125">假定，後方的個體 有被固定。</text:p>
                                </text:list-item>
                                <text:list-item>
                                  <text:p text:style-name="P125">假定，前方的個體 沒有被固定。</text:p>
                                </text:list-item>
                                <text:list-item>
                                  <text:p text:style-name="P125">往上拉的力 &gt; 往下拉的力。</text:p>
                                  <text:list>
                                    <text:list-item>
                                      <text:p text:style-name="P125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形成 向上運動的 現象。</text:p>
                        </text:list-item>
                      </text:list>
                    </text:list-item>
                    <text:list-item>
                      <text:p text:style-name="P124">假定，被後方的個體 往上拉、往下拉。</text:p>
                      <text:list>
                        <text:list-item>
                          <text:p text:style-name="P123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26">縱波 <text:span text:style-name="T71">↔</text:span><text:span text:style-name="T90"> 前後震動、（理想的）彈簧波</text:span>。</text:p>
                  <text:list>
                    <text:list-item>
                      <text:p text:style-name="P123">前後震動 是 水平於 前進方向的 <text:span text:style-name="T90">震動、震盪</text:span>。</text:p>
                    </text:list-item>
                    <text:list-item>
                      <text:p text:style-name="P124">假定，被後方的個體 往前推。</text:p>
                      <text:list>
                        <text:list-item>
                          <text:p text:style-name="P127">外力與內力。</text:p>
                          <text:list>
                            <text:list-item>
                              <text:p text:style-name="P128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28">作用力與反作用力。</text:p>
                          <text:list>
                            <text:list-item>
                              <text:p text:style-name="P123">被前方的個體 往後推。</text:p>
                            </text:list-item>
                          </text:list>
                        </text:list-item>
                        <text:list-item>
                          <text:p text:style-name="P123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29">總波 <text:span text:style-name="T71">↔</text:span><text:span text:style-name="T90">（實際的）繩波、（實際的）彈簧波</text:span>。</text:p>
                  <text:list>
                    <text:list-item>
                      <text:p text:style-name="P122">總波 是 所有力 合在一起 形成的 波。</text:p>
                    </text:list-item>
                    <text:list-item>
                      <text:p text:style-name="P122">總波 是 橫波、縱波 的 複合型波。</text:p>
                    </text:list-item>
                    <text:list-item>
                      <text:p text:style-name="P130">明顯例子，假定，某一特定個體（裡面）的 某一特定點 只在 某一特定範圍 運動。</text:p>
                      <text:list>
                        <text:list-item>
                          <text:p text:style-name="P130">該點的 上下運動越大、前後運動越小，該點 傳遞 能量的方式 越像 橫波。</text:p>
                          <text:list>
                            <text:list-item>
                              <text:p text:style-name="P130">所有點的 平均 上下運動越大、前後運動越小，該個體傳遞能量的方式越像 橫波。</text:p>
                              <text:list>
                                <text:list-item>
                                  <text:p text:style-name="P130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0">該點的 上下運動越小、前後運動越大，該點 傳遞 能量的方式 越像 縱波。</text:p>
                          <text:list>
                            <text:list-item>
                              <text:p text:style-name="P130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00:36:38.801000000</dc:date>
    <meta:editing-duration>P19DT6H5M50S</meta:editing-duration>
    <meta:editing-cycles>16323</meta:editing-cycles>
    <meta:document-statistic meta:table-count="0" meta:image-count="0" meta:object-count="0" meta:page-count="1" meta:paragraph-count="314" meta:word-count="5725" meta:character-count="7070" meta:non-whitespace-character-count="6223"/>
  </office:meta>
</office:document-meta>
</file>